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iberation Sérif" svg:font-family="'Liberation Sérif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style:font-name="Liberation Sans" fo:font-size="18.2000007629395pt" fo:font-weight="bold" style:font-size-asian="15.8999996185303pt" style:font-weight-asian="bold" style:font-size-complex="18.2000007629395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8.2000007629395pt" fo:font-weight="bold" style:font-size-asian="15.8999996185303pt" style:font-weight-asian="bold" style:font-size-complex="18.2000007629395pt" style:font-weight-complex="bold"/>
    </style:style>
    <style:style style:name="P8" style:family="paragraph" style:parent-style-name="Standard" style:list-style-name="L3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style:font-name="Liberation Serif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urnal de Bord du groupe 2</text:p>
      <text:p text:style-name="Title">Projet Baladeva</text:p>
      <text:h text:style-name="Heading_20_1" text:outline-level="1"><text:date style:data-style-name="N37" text:date-value="2015-01-05T16:12:55.30" text:fixed="true">05/01/15</text:date></text:h>
      <text:list xml:id="list3808178669092430182" text:style-name="L1">
        <text:list-item>
          <text:p text:style-name="P4">Nous avons cloné le dépôt git <text:a xlink:type="simple" xlink:href="https://github.com/DamienCassou/lille-game-framework.git" text:style-name="Internet_20_link" text:visited-style-name="Visited_20_Internet_20_Link">lille-game-framework</text:a>.</text:p>
        </text:list-item>
        <text:list-item>
          <text:p text:style-name="P4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4">Nous avons essayé de lire la « doc », mais n'étant pour l'instant pas très fournie, nous attendons de finir l'UML afin de pouvoir mieux analyser le framework.</text:p>
        </text:list-item>
      </text:list>
      <text:p text:style-name="P3"/>
      <text:h text:style-name="Heading_20_1" text:outline-level="1"><text:date style:data-style-name="N37" text:date-value="2015-01-12T14:44:54.69" text:fixed="true">12/01/15</text:date></text:h>
      <text:list xml:id="list34505968" text:continue-numbering="true" text:style-name="L1">
        <text:list-item>
          <text:p text:style-name="P4">Nous avons commencé par un brainstorming sur la conception du jeu (un Zelda-like) et ses contraintes.</text:p>
        </text:list-item>
        <text:list-item>
          <text:p text:style-name="P4">Nous avons commencé à créer une classe Main afin de tester le framework existant (charger une fenêtre avec un background personnalisé).</text:p>
        </text:list-item>
        <text:list-item>
          <text:p text:style-name="P4">On a implémenté de nouvelles branches sur git et proposé un pull request sur l'UML.</text:p>
        </text:list-item>
      </text:list>
      <text:p text:style-name="Standard"/>
      <text:p text:style-name="P1"/>
      <text:p text:style-name="P2">19/01/15</text:p>
      <text:list xml:id="list928340035941657414" text:style-name="L2">
        <text:list-item>
          <text:p text:style-name="P6">Nous avons mis en place les différentes classes liées aux différentes entités du jeu : le personnage principal et les ennemis, ainsi que les murs.</text:p>
        </text:list-item>
        <text:list-item>
          <text:p text:style-name="P6">Nous les avons liés à des images ainsi que des stratégies de mouvement leurs correspondant.</text:p>
          <text:p text:style-name="P6">Le loup suivant en permanence le héros tandis que la chauve-souris se déplace aléatoirement</text:p>
        </text:list-item>
        <text:list-item>
          <text:p text:style-name="P6">Nous avons donc aussi manipulé le sprite manager pour que la bonne image soit affichée au bon moment et que les personnages soient animés pendant leur déplacement.</text:p>
        </text:list-item>
        <text:list-item>
          <text:p text:style-name="P6">Nous avons ajouter une stratégie 8 direction en se basant sur la stratégie keyboard que nous avons ensuite proposé sur le dépôt. <text:line-break/></text:p>
        </text:list-item>
      </text:list>
      <text:p text:style-name="P2">23/01/15</text:p>
      <text:list xml:id="list34488245" text:continue-numbering="true" text:style-name="L2">
        <text:list-item>
          <text:p text:style-name="P6">Des avancées majeures : le héros peut désormais donner des coups d'épée et tuer des ennemis. Le héros peut également mourir.</text:p>
        </text:list-item>
      </text:list>
      <text:p text:style-name="P5"/>
      <text:p text:style-name="P2">26/01/15</text:p>
      <text:list xml:id="list2185995129014483599" text:style-name="L3">
        <text:list-item>
          <text:p text:style-name="P8">Après avoir présenté le projet, nous avons cherché des projets auxquels nous pouvons contribuer. Nous avons hésité longuement et avons finalement contacté l'équipe d'Andor's Trail.</text:p>
        </text:list-item>
        <text:list-item>
          <text:p text:style-name="P8">Nous avons aussi commencé à compléter le fichier de traduction afin de vérifier si le projet était toujours actif.</text:p>
        </text:list-item>
      </text:list>
      <text:p text:style-name="P2"/>
      <text:p text:style-name="P2">05/02/15</text:p>
      <text:list xml:id="list8014604943916761184" text:style-name="L4">
        <text:list-item>
          <text:p text:style-name="P9">N'ayant pas de nouvelles de l'équipe d'Andor's Trail, nous avons cherché d'autres projet qui <text:soft-page-break/>pourrait nous convenir, par exemple, Caesaria.</text:p>
        </text:list-item>
      </text:list>
      <text:p text:style-name="P2">09/02/15</text:p>
      <text:list xml:id="list8451518970714628913" text:style-name="L5">
        <text:list-item>
          <text:p text:style-name="P10">Il s'est avéré que notre méthode de communication avec Andor's Trail n'était pas fructueuse. Nous avons donc essayé de les contacter sur le foru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Liberation Sérif" svg:font-family="'Liberation Sérif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2-09T14:33:57.41</dc:date>
    <meta:editing-duration>PT2H12M46S</meta:editing-duration>
    <meta:editing-cycles>20</meta:editing-cycles>
    <meta:generator>OpenOffice.org/3.4$Win32 OpenOffice.org_project/340m1$Build-9590</meta:generator>
    <dc:creator>WISSOCQ Sarah</dc:creator>
    <meta:document-statistic meta:table-count="0" meta:image-count="0" meta:object-count="0" meta:page-count="2" meta:paragraph-count="25" meta:word-count="345" meta:character-count="2064"/>
  </office:meta>
</office:document-meta>
</file>